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apMethodArgumentResolverTests.params( @ RequestHeader Map &lt; ? , ? &gt; param1 , @ RequestHeader MultiValueMap &lt; ? , ? &gt; param2 , @ RequestHeader HttpHeaders param3 , Map &lt; ? , ? &gt; un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HeaderMap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apMethodArgumentResolverTests.resolveM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HeaderMapMethodArgumentResolverTests.resolveHttpHeaders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HeaderMapMethodArgumentResolverTests.resolveMultiValueM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